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7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4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112cm" svg:y="0.74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5.252cm" svg:y="2.263cm">
          <text:p/>
        </draw:rect>
        <draw:g>
          <draw:circle draw:style-name="gr2" draw:text-style-name="P2" draw:layer="layout" svg:width="0.301cm" svg:height="0.302cm" draw:transform="rotate (-1.57079632679579) translate (6.65cm 2.85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2.55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6.65cm 2.25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15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454cm)" draw:kind="arc" draw:start-angle="178.71" draw:end-angle="0.34">
            <text:p/>
          </draw:circle>
          <draw:line draw:style-name="gr3" draw:text-style-name="P2" draw:layer="layout" svg:x1="6.518cm" svg:y1="2.255cm" svg:x2="6.518cm" svg:y2="3.751cm">
            <text:p/>
          </draw:line>
        </draw:g>
        <draw:frame draw:style-name="gr4" draw:text-style-name="P3" draw:layer="layout" svg:width="0.888cm" svg:height="0.784cm" svg:x="6.539cm" svg:y="3.23cm">
          <draw:text-box>
            <text:p><text:span text:style-name="T1">Y</text:span><text:span text:style-name="T2">φ</text:span></text:p>
          </draw:text-box>
        </draw:frame>
        <draw:line draw:style-name="gr5" draw:text-style-name="P4" draw:layer="layout" svg:x1="4.419cm" svg:y1="1.026cm" svg:x2="5.963cm" svg:y2="1.026cm">
          <text:p/>
        </draw:line>
        <draw:line draw:style-name="gr6" draw:text-style-name="P4" draw:layer="layout" svg:x1="2.922cm" svg:y1="0.998cm" svg:x2="2.606cm" svg:y2="0.998cm">
          <text:p/>
        </draw:line>
        <draw:line draw:style-name="gr6" draw:text-style-name="P4" draw:layer="layout" svg:x1="0.508cm" svg:y1="0.995cm" svg:x2="1.094cm" svg:y2="0.995cm">
          <text:p/>
        </draw:line>
        <draw:line draw:style-name="gr6" draw:text-style-name="P4" draw:layer="layout" svg:x1="0.548cm" svg:y1="4.084cm" svg:x2="6.492cm" svg:y2="4.084cm">
          <text:p/>
        </draw:line>
        <draw:line draw:style-name="gr6" draw:text-style-name="P4" draw:layer="layout" svg:x1="5.537cm" svg:y1="3.718cm" svg:x2="5.537cm" svg:y2="4.084cm">
          <text:p/>
        </draw:line>
        <draw:line draw:style-name="gr6" draw:text-style-name="P4" draw:layer="layout" svg:x1="6.492cm" svg:y1="3.769cm" svg:x2="6.492cm" svg:y2="4.084cm">
          <text:p/>
        </draw:line>
        <draw:line draw:style-name="gr6" draw:text-style-name="P4" draw:layer="layout" svg:x1="6.502cm" svg:y1="2.265cm" svg:x2="6.502cm" svg:y2="2.051cm">
          <text:p/>
        </draw:line>
        <draw:line draw:style-name="gr6" draw:text-style-name="P4" draw:layer="layout" svg:x1="5.537cm" svg:y1="2.255cm" svg:x2="5.537cm" svg:y2="2.052cm">
          <text:p/>
        </draw:line>
        <draw:line draw:style-name="gr6" draw:text-style-name="P4" draw:layer="layout" svg:x1="6.502cm" svg:y1="2.052cm" svg:x2="5.537cm" svg:y2="2.051cm">
          <text:p/>
        </draw:line>
        <draw:line draw:style-name="gr6" draw:text-style-name="P4" draw:layer="layout" svg:x1="5.963cm" svg:y1="2.051cm" svg:x2="5.963cm" svg:y2="1.026cm">
          <text:p/>
        </draw:line>
        <draw:frame draw:style-name="gr4" draw:text-style-name="P5" draw:layer="layout" svg:width="0.968cm" svg:height="0.784cm" svg:x="4.294cm" svg:y="3.198cm">
          <draw:text-box>
            <text:p><text:span text:style-name="T3">G</text:span><text:span text:style-name="T4">m</text:span></text:p>
          </draw:text-box>
        </draw:frame>
        <draw:line draw:style-name="gr7" draw:text-style-name="P4" draw:layer="layout" svg:x1="3.777cm" svg:y1="0.657cm" svg:x2="5.219cm" svg:y2="0.657cm">
          <text:p/>
        </draw:line>
        <draw:line draw:style-name="gr7" draw:text-style-name="P4" draw:layer="layout" svg:x1="5.667cm" svg:y1="1.274cm" svg:x2="5.667cm" svg:y2="1.957cm">
          <text:p/>
        </draw:line>
        <draw:frame draw:style-name="gr8" draw:layer="layout" svg:width="0.544cm" svg:height="0.579cm" svg:x="5.102cm" svg:y="0.3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632cm" svg:height="0.561cm" svg:x="6.001cm" svg:y="1.2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0.641cm" svg:height="0.58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634cm" svg:height="0.579cm" svg:x="7.553cm" svg:y="2.28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9" draw:layer="layout" svg:width="0.304cm" svg:height="0.962cm" svg:x="0.762cm" svg:y="2.936cm">
          <draw:text-box>
            <text:p>-</text:p>
          </draw:text-box>
        </draw:frame>
        <draw:frame draw:style-name="gr10" draw:layer="layout" svg:width="0.875cm" svg:height="1.02cm" svg:x="7.425cm" svg:y="1.351cm">
          <draw:text-box>
            <text:p>+</text:p>
          </draw:text-box>
        </draw:frame>
        <draw:frame draw:style-name="gr4" draw:layer="layout" svg:width="0.714cm" svg:height="0.962cm" svg:x="7.528cm" svg:y="2.939cm">
          <draw:text-box>
            <text:p>-</text:p>
          </draw:text-box>
        </draw:frame>
        <draw:line draw:style-name="gr7" draw:text-style-name="P4" draw:layer="layout" svg:x1="4.801cm" svg:y1="2.021cm" svg:x2="4.801cm" svg:y2="3.241cm">
          <text:p/>
        </draw:line>
        <draw:line draw:style-name="gr7" draw:text-style-name="P4" draw:layer="layout" svg:x1="6.858cm" svg:y1="2.032cm" svg:x2="6.858cm" svg:y2="3.2cm">
          <text:p/>
        </draw:line>
        <draw:frame draw:style-name="gr8" draw:layer="layout" svg:width="0.554cm" svg:height="0.579cm" svg:x="4.175cm" svg:y="2.1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0.628cm" svg:height="0.579cm" svg:x="6.878cm" svg:y="2.1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611cm" svg:height="0.529cm" svg:x="1.574cm" svg:y="1.22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0.973cm" svg:height="0.529cm" svg:x="3.098cm" svg:y="1.18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1.329cm" svg:height="0.576cm" svg:x="7.534cm" svg:y="0.2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11cm" svg:height="0.576cm" svg:x="7.481cm" svg:y="0.832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s</math:mi>
      </math:msub>
      <math:mo math:stretchy="false">ˆ</math:mo>
    </math:mover>
    <math:annotation math:encoding="StarMath 5.0">hat I_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I</math:mi>
          <math:mo math:stretchy="false">ϕ</math:mo>
        </math:msub>
        <math:mo math:stretchy="false">ˆ</math:mo>
      </math:mover>
      <math:mo math:stretchy="false">=</math:mo>
      <math:mrow>
        <math:mover math:accent="true">
          <math:msub>
            <math:mi>I</math:mi>
            <math:mi>c</math:mi>
          </math:msub>
          <math:mo math:stretchy="false">ˆ</math:mo>
        </math:mover>
        <math:mo math:stretchy="false">+</math:mo>
        <math:mover math:accent="true">
          <math:msub>
            <math:mi>I</math:mi>
            <math:mi>m</math:mi>
          </math:msub>
          <math:mo math:stretchy="false">ˆ</math:mo>
        </math:mover>
      </math:mrow>
    </math:mrow>
    <math:annotation math:encoding="StarMath 5.0">hat I_%varphi=hat I_c + hat I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I</math:mi>
          <math:mi>s</math:mi>
        </math:msub>
        <math:mo math:stretchy="false">ˆ</math:mo>
      </math:mover>
      <math:mo math:stretchy="false">=</math:mo>
      <math:mover math:accent="true">
        <math:msub>
          <math:mi>I</math:mi>
          <math:mo math:stretchy="false">ϕ</math:mo>
        </math:msub>
        <math:mo math:stretchy="false">ˆ</math:mo>
      </math:mover>
    </math:mrow>
    <math:annotation math:encoding="StarMath 5.0">hat I_s = hat I_%var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s</math:mi>
      </math:msub>
      <math:mo math:stretchy="false">ˆ</math:mo>
    </math:mover>
    <math:annotation math:encoding="StarMath 5.0">hat E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